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MAN VILCA LUZ MAR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395969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838981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RANCO NINA LUIS ANG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74509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8 389 81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395969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12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915</text:p>
            <text:p text:style-name="P6"/>
          </table:table-cell>
        </table:table-row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7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12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15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8/2021</text:p>
          </table:table-cell>
          <table:table-cell table:style-name="Tabla2.A3" office:value-type="string">
            <text:p text:style-name="P22">5502924</text:p>
          </table:table-cell>
          <table:table-cell table:style-name="Tabla2.D3" office:value-type="string">
            <text:p text:style-name="P23">215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3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23:37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